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4B38569F2DA210C0.jpg" manifest:media-type="image/jpeg"/>
  <manifest:file-entry manifest:full-path="Pictures/1000000000000670000008F1FC60E6D36B732E08.jpg" manifest:media-type="image/jpeg"/>
  <manifest:file-entry manifest:full-path="Pictures/1000000000000670000008F1C6E9BAA85F09F62E.jpg" manifest:media-type="image/jpeg"/>
  <manifest:file-entry manifest:full-path="Pictures/1000000000000670000008F1CA41F61EFDB21928.jpg" manifest:media-type="image/jpeg"/>
  <manifest:file-entry manifest:full-path="Pictures/1000000000000670000008F19F8340A0EDE124E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4B38569F2DA210C0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C6E9BAA85F09F62E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9F8340A0EDE124ED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CA41F61EFDB21928.jpg" xlink:type="simple" xlink:show="embed" xlink:actuate="onLoad" loext:mime-type="image/jpeg"/></draw:frame></text:p>
      <text:p text:style-name="P1"><draw:frame draw:style-name="fr1" draw:name="Image5" text:anchor-type="paragraph" svg:width="17.59cm" svg:height="24.43cm" draw:z-index="4"><draw:image xlink:href="Pictures/1000000000000670000008F1FC60E6D36B732E0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0-28T12:42:59.538000000</dc:date>
    <meta:editing-duration>PT19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</office:meta>
</office:document-meta>
</file>